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8.227cm"/>
    </style:style>
    <style:style style:name="co11" style:family="table-column">
      <style:table-column-properties fo:break-before="auto" style:column-width="5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6" style:family="table-row">
      <style:table-row-properties style:row-height="2.685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1.104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2.947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0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5" style:family="table-cell" style:parent-style-name="Default">
      <style:text-properties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18">
            <text:p>18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8">
            <text:p>18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12" office:value-type="string">
            <text:p>Add Yakindu plugins</text:p>
          </table:table-cell>
          <table:table-cell table:style-name="ce17" office:value-type="string">
            <text:p>Eclipse Modeling Distribution</text:p>
            <text:p>(<text:a xlink:href="http://www.eclipse.org/">http://www.eclipse.org</text:a>)</text:p>
          </table:table-cell>
          <table:table-cell table:style-name="ce21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1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12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1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5" office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12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2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1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18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8">
            <text:p>18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2">
          <table:table-cell table:style-name="ce6" office:value-type="string">
            <text:p>T2.1</text:p>
          </table:table-cell>
          <table:table-cell table:style-name="ce12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1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1" office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2.2</text:p>
          </table:table-cell>
          <table:table-cell table:style-name="ce12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1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5" office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>
            <text:p>T2.3</text:p>
          </table:table-cell>
          <table:table-cell table:style-name="ce12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8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1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>
            <text:p>T2.4</text:p>
          </table:table-cell>
          <table:table-cell table:style-name="ce12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1" office:value-type="string">
            <text:p>Do a right click on the state to open the context menu</text:p>
            <text:p>Select Show Properties View</text:p>
          </table:table-cell>
          <table:table-cell table:style-name="ce21" office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">
          <table:table-cell table:style-name="ce6" office:value-type="string">
            <text:p>T2.5</text:p>
          </table:table-cell>
          <table:table-cell table:style-name="ce12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1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21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>
            <text:p>T2.6</text:p>
          </table:table-cell>
          <table:table-cell table:style-name="ce12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1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1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>
            <text:p>T2.7</text:p>
          </table:table-cell>
          <table:table-cell table:style-name="ce12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1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>
            <text:p>T2.8</text:p>
          </table:table-cell>
          <table:table-cell table:style-name="ce12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1" office:value-type="string">
            <text:p>Enter following code in statespecification of state <text:span text:style-name="T12">LightOff</text:span>:</text:p>
            <text:p/>
            <text:p>Entry / light = false;</text:p>
            <text:p/>
            <text:p><text:span text:style-name="T6">Enter following code in statespecification of 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21" office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2.9</text:p>
          </table:table-cell>
          <table:table-cell table:style-name="ce12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1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1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>
            <text:p>T2.10</text:p>
          </table:table-cell>
          <table:table-cell table:style-name="ce12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1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1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2.11</text:p>
          </table:table-cell>
          <table:table-cell table:style-name="ce12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1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">
          <table:table-cell table:style-name="ce6" office:value-type="string">
            <text:p>T2.12</text:p>
          </table:table-cell>
          <table:table-cell table:style-name="ce12" office:value-type="string">
            <text:p>Delete</text:p>
          </table:table-cell>
          <table:table-cell table:style-name="ce17" office:value-type="string">
            <text:p>T2.11</text:p>
          </table:table-cell>
          <table:table-cell table:style-name="ce21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9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8">
            <text:p>18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10">
          <table:table-cell table:style-name="ce6" office:value-type="string">
            <text:p>T3.1</text:p>
          </table:table-cell>
          <table:table-cell table:style-name="ce12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1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>
            <text:p>T3.2</text:p>
          </table:table-cell>
          <table:table-cell table:style-name="ce12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1" office:value-type="string">
            <text:p>Click on the event <text:span text:style-name="T12">keypress</text:span> in the Declarations View</text:p>
          </table:table-cell>
          <table:table-cell table:style-name="ce25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">
          <table:table-cell table:style-name="ce6" office:value-type="string">
            <text:p>T3.3</text:p>
          </table:table-cell>
          <table:table-cell table:style-name="ce12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8" office:value-type="string">
            <text:p>Click on the <text:span text:style-name="T1">Terminate</text:span> button in the Debug View to stop the simulation</text:p>
          </table:table-cell>
          <table:table-cell table:style-name="ce21" office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6">
          <table:table-cell table:style-name="ce7"/>
          <table:table-cell table:style-name="ce13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5" table:number-rows-repeated="12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8">
            <text:p>18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7">
          <table:table-cell table:style-name="ce6" office:value-type="string">
            <text:p>T4.1</text:p>
          </table:table-cell>
          <table:table-cell table:style-name="ce12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Click on Help-&gt;Help Contents</text:p>
            <text:p>Select Yakindu Statechart Tools Guide</text:p>
          </table:table-cell>
          <table:table-cell table:style-name="ce21" office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>
          <table:table-cell table:style-name="ce7"/>
          <table:table-cell table:style-name="ce13"/>
          <table:table-cell table:style-name="ce7"/>
          <table:table-cell table:style-name="ce23"/>
          <table:table-cell table:style-name="ce30"/>
          <table:table-cell table:style-name="ce23" table:number-columns-repeated="2"/>
          <table:table-cell table:style-name="ce27" table:number-columns-repeated="1017"/>
        </table:table-row>
        <table:table-row table:style-name="ro5">
          <table:table-cell table:style-name="ce7"/>
          <table:table-cell table:style-name="ce13"/>
          <table:table-cell table:style-name="ce7"/>
          <table:table-cell table:style-name="ce29"/>
          <table:table-cell table:style-name="ce23" table:number-columns-repeated="3"/>
          <table:table-cell table:style-name="ce27" table:number-columns-repeated="1017"/>
        </table:table-row>
        <table:table-row table:style-name="ro5" table:number-rows-repeated="6">
          <table:table-cell table:style-name="ce7"/>
          <table:table-cell table:style-name="ce13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5" table:number-rows-repeated="12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8">
            <text:p>18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11">
          <table:table-cell table:style-name="ce6" office:value-type="string">
            <text:p>T5.1</text:p>
          </table:table-cell>
          <table:table-cell table:style-name="ce12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</table:table-cell>
          <table:table-cell table:style-name="ce21" office:value-type="string">
            <text:p>Error marker on transition with keypress error (Couldn't resolve reference to event 'keypress')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>
            <text:p>T5.2</text:p>
          </table:table-cell>
          <table:table-cell table:style-name="ce12" office:value-type="string">
            <text:p>Set qualified event</text:p>
          </table:table-cell>
          <table:table-cell table:style-name="ce6" office:value-type="string">
            <text:p>T5.1</text:p>
          </table:table-cell>
          <table:table-cell table:style-name="ce21" office:value-type="string">
            <text:p>Select transition with <text:span text:style-name="T12">keypress</text:span> trigger</text:p>
            <text:p>Enter an A. before <text:span text:style-name="T12">keypress</text:span> to qualify the event</text:p>
          </table:table-cell>
          <table:table-cell table:style-name="ce21" office:value-type="string">
            <text:p>The error on transition is fix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5">
          <table:table-cell table:style-name="ce7"/>
          <table:table-cell table:style-name="ce13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5" table:number-rows-repeated="12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18">
            <text:p>18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12">
          <table:table-cell table:style-name="ce31" office:value-type="string">
            <text:p>T6.1</text:p>
          </table:table-cell>
          <table:table-cell table:style-name="ce32" office:value-type="string">
            <text:p>Create another statechart</text:p>
          </table:table-cell>
          <table:table-cell table:style-name="ce31" office:value-type="string">
            <text:p>T5.1</text:p>
          </table:table-cell>
          <table:table-cell table:style-name="ce32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3" office:value-type="string">
            <text:p>A new statechart OtherStatechart with two interfaces created </text:p>
          </table:table-cell>
          <table:table-cell table:style-name="ce32" table:number-columns-repeated="2"/>
          <table:table-cell table:style-name="ce35" table:number-columns-repeated="1017"/>
        </table:table-row>
        <table:table-row table:style-name="ro13">
          <table:table-cell table:style-name="ce6" office:value-type="string">
            <text:p>T6.2</text:p>
          </table:table-cell>
          <table:table-cell table:style-name="ce12" office:value-type="string">
            <text:p>Test State Proposals</text:p>
          </table:table-cell>
          <table:table-cell table:style-name="ce6" office:value-type="string">
            <text:p>T6.1</text:p>
          </table:table-cell>
          <table:table-cell table:style-name="ce21" office:value-type="string">
            <text:p>Open statechart <text:span text:style-name="T12">Staircase.sct</text:span></text:p>
            <text:p>Select state LightOff</text:p>
            <text:p>Open properties view</text:p>
            <text:p>Place the cursor in the state specification and press CTRL+Space</text:p>
          </table:table-cell>
          <table:table-cell table:style-name="ce25" office:value-type="string">
            <text:p>Only following proposals should be displayed:</text:p>
            <text:p>- keypress – Staircase.A.keypress</text:p>
            <text:p>- keypress – Staircase.B.keypress</text:p>
            <text:p>- #</text:p>
            <text:p>- [</text:p>
            <text:p>- after</text:p>
            <text:p>- always</text:p>
            <text:p>- default</text:p>
            <text:p>- else</text:p>
            <text:p>- entry</text:p>
            <text:p>- entrypoint</text:p>
            <text:p>- every</text:p>
            <text:p>- exit</text:p>
            <text:p>- exitpoint</text:p>
            <text:p>- oncycle</text:p>
            <text:p>-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>
            <text:p>T6.3</text:p>
          </table:table-cell>
          <table:table-cell table:style-name="ce12" office:value-type="string">
            <text:p>Test Connection Proposals</text:p>
          </table:table-cell>
          <table:table-cell table:style-name="ce6" office:value-type="string">
            <text:p>T6.2</text:p>
          </table:table-cell>
          <table:table-cell table:style-name="ce28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4" office:value-type="string">
            <text:p><text:span text:style-name="T16">Only following proposals should be displayed:</text:span></text:p>
            <text:p><text:span text:style-name="T16">- keypress – Staircase.A.keypress</text:span></text:p>
            <text:p><text:span text:style-name="T16">- keypress – Staircase.B.keypress</text:span></text:p>
            <text:p><text:span text:style-name="T16">- #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ntry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6.4</text:p>
          </table:table-cell>
          <table:table-cell table:style-name="ce12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8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4" office:value-type="string">
            <text:p><text:span text:style-name="T16">Only following proposals should be displayed:</text:span></text:p>
            <text:p><text:span text:style-name="T16">- #</text:span></text:p>
            <text:p><text:span text:style-name="T16">- ,</text:span></text:p>
            <text:p><text:span text:style-name="T16">- /</text:span></text:p>
            <text:p><text:span text:style-name="T16">- [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5">
          <table:table-cell table:style-name="ce7"/>
          <table:table-cell table:style-name="ce13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5" table:number-rows-repeated="12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.01.2012</text:date>, <text:time>13:23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18T13:23:01</dc:date>
    <dc:creator>Markus Mühlbrandt</dc:creator>
    <meta:editing-duration>PT12H58M30S</meta:editing-duration>
    <meta:editing-cycles>82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7" meta:cell-count="271" meta:object-count="0"/>
  </office:meta>
</office:document-meta>
</file>